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1.031cm" svg:height="0.963cm" svg:x="0.5cm" svg:y="7.537cm">
          <draw:text-box>
            <text:p>Io</text:p>
          </draw:text-box>
        </draw:frame>
        <draw:line draw:style-name="gr2" draw:text-style-name="P1" draw:layer="layout" svg:x1="1cm" svg:y1="7.537cm" svg:x2="2.5cm" svg:y2="4.537cm">
          <text:p text:style-name="P1">Inst</text:p>
        </draw:line>
        <draw:frame draw:style-name="gr1" draw:layer="layout" svg:width="1.031cm" svg:height="0.963cm" svg:x="2cm" svg:y="3.537cm">
          <draw:text-box>
            <text:p>I1</text:p>
          </draw:text-box>
        </draw:frame>
        <draw:line draw:style-name="gr2" draw:text-style-name="P1" draw:layer="layout" svg:x1="1.5cm" svg:y1="8.037cm" svg:x2="4cm" svg:y2="8.037cm">
          <text:p text:style-name="P1">id</text:p>
        </draw:line>
        <draw:frame draw:style-name="gr1" draw:layer="layout" svg:width="1.031cm" svg:height="0.963cm" svg:x="4cm" svg:y="7.537cm">
          <draw:text-box>
            <text:p>I2</text:p>
          </draw:text-box>
        </draw:frame>
        <draw:line draw:style-name="gr2" draw:text-style-name="P1" draw:layer="layout" svg:x1="5cm" svg:y1="8.037cm" svg:x2="7.5cm" svg:y2="8.037cm">
          <text:p text:style-name="P1">← </text:p>
        </draw:line>
        <draw:frame draw:style-name="gr1" draw:layer="layout" svg:width="1.031cm" svg:height="0.963cm" svg:x="7.5cm" svg:y="7.537cm">
          <draw:text-box>
            <text:p>I3</text:p>
          </draw:text-box>
        </draw:frame>
        <draw:line draw:style-name="gr2" draw:text-style-name="P1" draw:layer="layout" svg:x1="8.5cm" svg:y1="7.537cm" svg:x2="10.5cm" svg:y2="4.037cm">
          <text:p text:style-name="P1">E</text:p>
        </draw:line>
        <draw:line draw:style-name="gr2" draw:text-style-name="P1" draw:layer="layout" svg:x1="8.5cm" svg:y1="8.037cm" svg:x2="11cm" svg:y2="8cm">
          <text:p text:style-name="P1">''(''</text:p>
        </draw:line>
        <draw:frame draw:style-name="gr1" draw:id="id10" draw:layer="layout" svg:width="1.031cm" svg:height="0.963cm" svg:x="11cm" svg:y="7.537cm">
          <draw:text-box>
            <text:p>I5</text:p>
          </draw:text-box>
        </draw:frame>
        <draw:line draw:style-name="gr2" draw:text-style-name="P1" draw:layer="layout" svg:x1="8.5cm" svg:y1="8.537cm" svg:x2="10.5cm" svg:y2="11.537cm">
          <text:p/>
        </draw:line>
        <draw:frame draw:style-name="gr1" draw:layer="layout" svg:width="1.031cm" svg:height="0.963cm" svg:x="10.5cm" svg:y="11.537cm">
          <draw:text-box>
            <text:p>I6</text:p>
          </draw:text-box>
        </draw:frame>
        <draw:line draw:style-name="gr2" draw:text-style-name="P1" draw:layer="layout" svg:x1="11.5cm" svg:y1="8.5cm" svg:x2="11cm" svg:y2="11.537cm">
          <text:p/>
        </draw:line>
        <draw:frame draw:style-name="gr1" draw:layer="layout" svg:width="0.993cm" svg:height="0.963cm" svg:x="11cm" svg:y="9.537cm">
          <draw:text-box>
            <text:p>id</text:p>
          </draw:text-box>
        </draw:frame>
        <draw:frame draw:style-name="gr1" draw:layer="layout" svg:width="0.993cm" svg:height="0.963cm" svg:x="8.5cm" svg:y="9.574cm">
          <draw:text-box>
            <text:p>id</text:p>
          </draw:text-box>
        </draw:frame>
        <draw:frame draw:style-name="gr1" draw:layer="layout" svg:width="1.031cm" svg:height="0.963cm" svg:x="10.5cm" svg:y="3.537cm">
          <draw:text-box>
            <text:p>I4</text:p>
          </draw:text-box>
        </draw:frame>
        <draw:line draw:style-name="gr2" draw:text-style-name="P1" draw:layer="layout" svg:x1="17cm" svg:y1="4cm" svg:x2="20cm" svg:y2="4cm">
          <text:p text:style-name="P1">E</text:p>
        </draw:line>
        <draw:frame draw:style-name="gr1" draw:id="id1" draw:layer="layout" svg:width="1.031cm" svg:height="0.963cm" svg:x="16cm" svg:y="3.5cm">
          <draw:text-box>
            <text:p>I7</text:p>
          </draw:text-box>
        </draw:frame>
        <draw:frame draw:style-name="gr1" draw:layer="layout" svg:width="1.336cm" svg:height="0.963cm" svg:x="20.469cm" svg:y="3.5cm">
          <draw:text-box>
            <text:p>I11</text:p>
          </draw:text-box>
        </draw:frame>
        <draw:frame draw:style-name="gr1" draw:layer="layout" svg:width="1.031cm" svg:height="0.963cm" svg:x="25.125cm" svg:y="2cm">
          <draw:text-box>
            <text:p>I7</text:p>
          </draw:text-box>
        </draw:frame>
        <draw:frame draw:style-name="gr1" draw:layer="layout" svg:width="1.031cm" svg:height="0.963cm" svg:x="25.125cm" svg:y="3.463cm">
          <draw:text-box>
            <text:p>I8</text:p>
          </draw:text-box>
        </draw:frame>
        <draw:frame draw:style-name="gr1" draw:layer="layout" svg:width="1.031cm" svg:height="0.963cm" svg:x="25.126cm" svg:y="2.001cm">
          <draw:text-box>
            <text:p>I7</text:p>
          </draw:text-box>
        </draw:frame>
        <draw:frame draw:style-name="gr1" draw:layer="layout" svg:width="1.031cm" svg:height="0.963cm" svg:x="25.126cm" svg:y="2.001cm">
          <draw:text-box>
            <text:p>I7</text:p>
          </draw:text-box>
        </draw:frame>
        <draw:line draw:style-name="gr2" draw:text-style-name="P1" draw:layer="layout" svg:x1="11.5cm" svg:y1="4cm" svg:x2="16cm" svg:y2="4cm">
          <text:p text:style-name="P1">+</text:p>
        </draw:line>
        <draw:line draw:style-name="gr2" draw:text-style-name="P1" draw:layer="layout" svg:x1="22cm" svg:y1="4cm" svg:x2="25cm" svg:y2="4cm">
          <text:p text:style-name="P1">&lt;</text:p>
        </draw:line>
        <draw:line draw:style-name="gr2" draw:text-style-name="P1" draw:layer="layout" svg:x1="22cm" svg:y1="4cm" svg:x2="25cm" svg:y2="2.5cm">
          <text:p text:style-name="P1">+</text:p>
        </draw:line>
        <draw:line draw:style-name="gr2" draw:text-style-name="P1" draw:layer="layout" svg:x1="22cm" svg:y1="4cm" svg:x2="25cm" svg:y2="5.5cm">
          <text:p text:style-name="P1">ard</text:p>
        </draw:line>
        <draw:frame draw:style-name="gr1" draw:layer="layout" svg:width="1.383cm" svg:height="0.963cm" svg:x="20.407cm" svg:y="7.5cm">
          <draw:text-box>
            <text:p>I12</text:p>
          </draw:text-box>
        </draw:frame>
        <draw:frame draw:style-name="gr1" draw:layer="layout" svg:width="1.031cm" svg:height="0.963cm" svg:x="25.063cm" svg:y="5cm">
          <draw:text-box>
            <text:p>I9</text:p>
          </draw:text-box>
        </draw:frame>
        <draw:line draw:style-name="gr2" draw:text-style-name="P1" draw:layer="layout" svg:x1="21.938cm" svg:y1="8cm" svg:x2="24.938cm" svg:y2="8cm">
          <text:p text:style-name="P1">&lt;</text:p>
        </draw:line>
        <draw:line draw:style-name="gr2" draw:text-style-name="P1" draw:layer="layout" svg:x1="21.938cm" svg:y1="8cm" svg:x2="25cm" svg:y2="6.5cm">
          <text:p text:style-name="P1">+</text:p>
        </draw:line>
        <draw:line draw:style-name="gr2" draw:text-style-name="P1" draw:layer="layout" svg:x1="21.938cm" svg:y1="8cm" svg:x2="24.938cm" svg:y2="9.5cm">
          <text:p text:style-name="P1">ard</text:p>
        </draw:line>
        <draw:frame draw:style-name="gr1" draw:layer="layout" svg:width="1.031cm" svg:height="0.963cm" svg:x="25.062cm" svg:y="6cm">
          <draw:text-box>
            <text:p>I7</text:p>
          </draw:text-box>
        </draw:frame>
        <draw:frame draw:style-name="gr1" draw:layer="layout" svg:width="1.031cm" svg:height="0.963cm" svg:x="25cm" svg:y="7.5cm">
          <draw:text-box>
            <text:p>I8</text:p>
          </draw:text-box>
        </draw:frame>
        <draw:frame draw:style-name="gr1" draw:layer="layout" svg:width="1.031cm" svg:height="0.963cm" svg:x="25.063cm" svg:y="6.001cm">
          <draw:text-box>
            <text:p>I7</text:p>
          </draw:text-box>
        </draw:frame>
        <draw:frame draw:style-name="gr1" draw:layer="layout" svg:width="1.031cm" svg:height="0.963cm" svg:x="25cm" svg:y="9.037cm">
          <draw:text-box>
            <text:p>I9</text:p>
          </draw:text-box>
        </draw:frame>
        <draw:frame draw:style-name="gr1" draw:layer="layout" svg:width="1.383cm" svg:height="0.963cm" svg:x="20.469cm" svg:y="11.5cm">
          <draw:text-box>
            <text:p>I13</text:p>
          </draw:text-box>
        </draw:frame>
        <draw:line draw:style-name="gr2" draw:text-style-name="P1" draw:layer="layout" svg:x1="22cm" svg:y1="12cm" svg:x2="25cm" svg:y2="12cm">
          <text:p text:style-name="P1">&lt;</text:p>
        </draw:line>
        <draw:line draw:style-name="gr2" draw:text-style-name="P1" draw:layer="layout" svg:x1="22cm" svg:y1="12cm" svg:x2="25.062cm" svg:y2="10.5cm">
          <text:p text:style-name="P1">+</text:p>
        </draw:line>
        <draw:line draw:style-name="gr2" draw:text-style-name="P1" draw:layer="layout" svg:x1="22cm" svg:y1="12cm" svg:x2="25cm" svg:y2="13.5cm">
          <text:p text:style-name="P1">ard</text:p>
        </draw:line>
        <draw:frame draw:style-name="gr1" draw:layer="layout" svg:width="1.031cm" svg:height="0.963cm" svg:x="25.124cm" svg:y="10cm">
          <draw:text-box>
            <text:p>I7</text:p>
          </draw:text-box>
        </draw:frame>
        <draw:frame draw:style-name="gr1" draw:layer="layout" svg:width="1.031cm" svg:height="0.963cm" svg:x="25.124cm" svg:y="11.463cm">
          <draw:text-box>
            <text:p>I8</text:p>
          </draw:text-box>
        </draw:frame>
        <draw:frame draw:style-name="gr1" draw:layer="layout" svg:width="1.031cm" svg:height="0.963cm" svg:x="25.125cm" svg:y="10.001cm">
          <draw:text-box>
            <text:p>I7</text:p>
          </draw:text-box>
        </draw:frame>
        <draw:frame draw:style-name="gr1" draw:layer="layout" svg:width="1.031cm" svg:height="0.963cm" svg:x="25.125cm" svg:y="10.001cm">
          <draw:text-box>
            <text:p>I7</text:p>
          </draw:text-box>
        </draw:frame>
        <draw:frame draw:style-name="gr1" draw:layer="layout" svg:width="1.031cm" svg:height="0.963cm" svg:x="25.062cm" svg:y="13cm">
          <draw:text-box>
            <text:p>I9</text:p>
          </draw:text-box>
        </draw:frame>
        <draw:frame draw:style-name="gr1" draw:id="id2" draw:layer="layout" svg:width="1.031cm" svg:height="0.963cm" svg:x="18.5cm" svg:y="5cm">
          <draw:text-box>
            <text:p>I5</text:p>
          </draw:text-box>
        </draw:frame>
        <draw:frame draw:style-name="gr1" draw:id="id3" draw:layer="layout" svg:width="1.031cm" svg:height="0.963cm" svg:x="18.5cm" svg:y="6cm">
          <draw:text-box>
            <text:p>I6</text:p>
          </draw:text-box>
        </draw:frame>
        <draw:connector draw:style-name="gr2" draw:text-style-name="P1" draw:layer="layout" svg:x1="16.515cm" svg:y1="4.463cm" svg:x2="18.5cm" svg:y2="5.481cm" draw:start-shape="id1" draw:start-glue-point="2" draw:end-shape="id2" draw:end-glue-point="3" svg:d="m16515 4463v1018h1985">
          <text:p/>
        </draw:connector>
        <draw:connector draw:style-name="gr2" draw:text-style-name="P1" draw:layer="layout" svg:x1="16.515cm" svg:y1="4.463cm" svg:x2="18.5cm" svg:y2="6.481cm" draw:start-shape="id1" draw:start-glue-point="2" draw:end-shape="id3" draw:end-glue-point="3" svg:d="m16515 4463v2018h1985">
          <text:p/>
        </draw:connector>
        <draw:frame draw:style-name="gr1" draw:layer="layout" svg:width="0.993cm" svg:height="0.963cm" svg:x="16.507cm" svg:y="5.537cm">
          <draw:text-box>
            <text:p>id</text:p>
          </draw:text-box>
        </draw:frame>
        <draw:frame draw:style-name="gr1" draw:layer="layout" svg:width="1.205cm" svg:height="0.963cm" svg:x="16.507cm" svg:y="4.537cm">
          <draw:text-box>
            <text:p>''(''</text:p>
          </draw:text-box>
        </draw:frame>
        <draw:line draw:style-name="gr2" draw:text-style-name="P1" draw:layer="layout" svg:x1="17cm" svg:y1="8cm" svg:x2="20cm" svg:y2="8cm">
          <text:p text:style-name="P1">E</text:p>
        </draw:line>
        <draw:frame draw:style-name="gr1" draw:id="id4" draw:layer="layout" svg:width="1.031cm" svg:height="0.963cm" svg:x="16cm" svg:y="7.5cm">
          <draw:text-box>
            <text:p>I8</text:p>
          </draw:text-box>
        </draw:frame>
        <draw:frame draw:style-name="gr1" draw:id="id5" draw:layer="layout" svg:width="1.031cm" svg:height="0.963cm" svg:x="18.5cm" svg:y="9cm">
          <draw:text-box>
            <text:p>I5</text:p>
          </draw:text-box>
        </draw:frame>
        <draw:frame draw:style-name="gr1" draw:id="id6" draw:layer="layout" svg:width="1.031cm" svg:height="0.963cm" svg:x="18.5cm" svg:y="10cm">
          <draw:text-box>
            <text:p>I6</text:p>
          </draw:text-box>
        </draw:frame>
        <draw:connector draw:style-name="gr2" draw:text-style-name="P1" draw:layer="layout" svg:x1="16.515cm" svg:y1="8.463cm" svg:x2="18.5cm" svg:y2="9.481cm" draw:start-shape="id4" draw:start-glue-point="2" draw:end-shape="id5" draw:end-glue-point="3" svg:d="m16515 8463v1018h1985">
          <text:p/>
        </draw:connector>
        <draw:connector draw:style-name="gr2" draw:text-style-name="P1" draw:layer="layout" svg:x1="16.515cm" svg:y1="8.463cm" svg:x2="18.5cm" svg:y2="10.481cm" draw:start-shape="id4" draw:start-glue-point="2" draw:end-shape="id6" draw:end-glue-point="3" svg:d="m16515 8463v2018h1985">
          <text:p/>
        </draw:connector>
        <draw:frame draw:style-name="gr1" draw:layer="layout" svg:width="0.993cm" svg:height="0.963cm" svg:x="16.507cm" svg:y="9.537cm">
          <draw:text-box>
            <text:p>id</text:p>
          </draw:text-box>
        </draw:frame>
        <draw:frame draw:style-name="gr1" draw:layer="layout" svg:width="1.205cm" svg:height="0.963cm" svg:x="16.507cm" svg:y="8.537cm">
          <draw:text-box>
            <text:p>''(''</text:p>
          </draw:text-box>
        </draw:frame>
        <draw:line draw:style-name="gr3" draw:text-style-name="P1" draw:layer="layout" svg:x1="11.5cm" svg:y1="4.5cm" svg:x2="16cm" svg:y2="7.5cm">
          <text:p/>
        </draw:line>
        <draw:line draw:style-name="gr2" draw:text-style-name="P1" draw:layer="layout" svg:x1="17cm" svg:y1="12.037cm" svg:x2="20cm" svg:y2="12.037cm">
          <text:p text:style-name="P1">E</text:p>
        </draw:line>
        <draw:frame draw:style-name="gr1" draw:id="id7" draw:layer="layout" svg:width="1.031cm" svg:height="0.963cm" svg:x="16cm" svg:y="11.537cm">
          <draw:text-box>
            <text:p>I9</text:p>
          </draw:text-box>
        </draw:frame>
        <draw:frame draw:style-name="gr1" draw:id="id8" draw:layer="layout" svg:width="1.031cm" svg:height="0.963cm" svg:x="18.5cm" svg:y="13.037cm">
          <draw:text-box>
            <text:p>I5</text:p>
          </draw:text-box>
        </draw:frame>
        <draw:frame draw:style-name="gr1" draw:id="id9" draw:layer="layout" svg:width="1.031cm" svg:height="0.963cm" svg:x="18.5cm" svg:y="14.037cm">
          <draw:text-box>
            <text:p>I6</text:p>
          </draw:text-box>
        </draw:frame>
        <draw:connector draw:style-name="gr2" draw:text-style-name="P1" draw:layer="layout" svg:x1="16.515cm" svg:y1="12.5cm" svg:x2="18.5cm" svg:y2="13.518cm" draw:start-shape="id7" draw:start-glue-point="2" draw:end-shape="id8" draw:end-glue-point="3" svg:d="m16515 12500v1018h1985">
          <text:p/>
        </draw:connector>
        <draw:connector draw:style-name="gr2" draw:text-style-name="P1" draw:layer="layout" svg:x1="16.515cm" svg:y1="12.5cm" svg:x2="18.5cm" svg:y2="14.518cm" draw:start-shape="id7" draw:start-glue-point="2" draw:end-shape="id9" draw:end-glue-point="3" svg:d="m16515 12500v2018h1985">
          <text:p/>
        </draw:connector>
        <draw:frame draw:style-name="gr1" draw:layer="layout" svg:width="0.993cm" svg:height="0.963cm" svg:x="16.507cm" svg:y="13.574cm">
          <draw:text-box>
            <text:p>id</text:p>
          </draw:text-box>
        </draw:frame>
        <draw:frame draw:style-name="gr1" draw:layer="layout" svg:width="1.205cm" svg:height="0.963cm" svg:x="16.507cm" svg:y="12.574cm">
          <draw:text-box>
            <text:p>''(''</text:p>
          </draw:text-box>
        </draw:frame>
        <draw:line draw:style-name="gr3" draw:text-style-name="P1" draw:layer="layout" svg:x1="11.5cm" svg:y1="4.5cm" svg:x2="16cm" svg:y2="11.5cm">
          <text:p/>
        </draw:line>
        <draw:line draw:style-name="gr3" draw:text-style-name="P1" draw:layer="layout" svg:x1="11.5cm" svg:y1="8.5cm" svg:x2="16cm" svg:y2="16cm">
          <text:p/>
        </draw:line>
        <draw:frame draw:style-name="gr1" draw:layer="layout" svg:width="1.383cm" svg:height="0.963cm" svg:x="16cm" svg:y="15.936cm">
          <draw:text-box>
            <text:p>I10</text:p>
          </draw:text-box>
        </draw:frame>
        <draw:line draw:style-name="gr2" draw:text-style-name="P1" draw:layer="layout" svg:x1="17.5cm" svg:y1="16.5cm" svg:x2="21cm" svg:y2="16.5cm">
          <text:p text:style-name="P1">'')''</text:p>
        </draw:line>
        <draw:frame draw:style-name="gr1" draw:layer="layout" svg:width="1.383cm" svg:height="0.963cm" svg:x="21cm" svg:y="16cm">
          <draw:text-box>
            <text:p>I14</text:p>
          </draw:text-box>
        </draw:frame>
        <draw:connector draw:style-name="gr3" draw:text-style-name="P1" draw:layer="layout" draw:type="curve" svg:x1="11.515cm" svg:y1="7.537cm" svg:x2="12.031cm" svg:y2="8.018cm" draw:start-shape="id10" draw:start-glue-point="0" draw:end-shape="id10" draw:end-glue-point="1" svg:d="m11515 7537c0-751 509-626 826-318s441 799-310 799">
          <text:p/>
        </draw:connector>
        <draw:frame draw:style-name="gr1" draw:layer="layout" svg:width="1.205cm" svg:height="0.963cm" svg:x="11.5cm" svg:y="6.537cm">
          <draw:text-box>
            <text:p text:style-name="P1">''(''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2-17T12:45:55.85</meta:creation-date>
    <dc:date>2010-12-17T13:04:28.16</dc:date>
    <meta:editing-duration>PT00H03M19S</meta:editing-duration>
    <meta:editing-cycles>1</meta:editing-cycles>
    <meta:document-statistic meta:object-count="75"/>
    <meta:generator>OpenOffice.org/3.2$Win32 OpenOffice.org_project/320m18$Build-9502</meta:generator>
  </office:meta>
</office:document-meta>
</file>